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5pt"/>
    </style:style>
    <style:style style:name="co2" style:family="table-column">
      <style:table-column-properties fo:break-before="auto" style:column-width="95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2pt" svg:height="277.14pt" svg:x="288.77pt" svg:y="15.99pt">
            <loext:p draw:notify-on-update-of-ranges="Sheet1.B2:Sheet1.B2 Sheet1.B3:Sheet1.B77 Sheet1.C2:Sheet1.C2 Sheet1.C3:Sheet1.C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 office:value-type="string" calcext:value-type="string">
            <text:p>YCSB Operation</text:p>
          </table:table-cell>
          <table:table-cell office:value-type="string" calcext:value-type="string">
            <text:p>Execution Time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 * 5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] * 5)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] * 5)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] * 5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7] * 5)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] * 5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] * 5)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0] * 5)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] * 5)"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2] * 5)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 * 5)"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 * 5)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5] * 5)"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6] * 5)"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 * 5)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8] * 5)"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9] * 5)"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0] * 5)"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1] * 5)"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2] * 5)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A23] * 5)"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A24] * 5)"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A25] * 5)"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A26] * 5)"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7] * 5)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A28] * 5)" office:value-type="float" office:value="130" calcext:value-type="float">
            <text:p>1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A29] * 5)"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A30] * 5)" office:value-type="float" office:value="140" calcext:value-type="float">
            <text:p>1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A31] * 5)"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32] * 5)"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A33] * 5)"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A34] * 5)"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A35] * 5)"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A36] * 5)" office:value-type="float" office:value="170" calcext:value-type="float">
            <text:p>1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37] * 5)"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A38] * 5)"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A39] * 5)"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A40] * 5)"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A41] * 5)"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42] * 5)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A43] * 5)"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A44] * 5)"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A45] * 5)"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A46] * 5)"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A47] * 5)"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A48] * 5)"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A49] * 5)"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A50] * 5)"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A51] * 5)"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52] * 5)"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A53] * 5)"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A54] * 5)"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A55] * 5)" office:value-type="float" office:value="265" calcext:value-type="float">
            <text:p>26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A56] * 5)" office:value-type="float" office:value="270" calcext:value-type="float">
            <text:p>2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A57] * 5)" office:value-type="float" office:value="275" calcext:value-type="float">
            <text:p>2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A58] * 5)" office:value-type="float" office:value="280" calcext:value-type="float">
            <text:p>28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A59] * 5)"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A60] * 5)"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A61] * 5)" office:value-type="float" office:value="295" calcext:value-type="float">
            <text:p>2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62] * 5)"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A63] * 5)" office:value-type="float" office:value="305" calcext:value-type="float">
            <text:p>3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A64] * 5)" office:value-type="float" office:value="310" calcext:value-type="float">
            <text:p>3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A65] * 5)" office:value-type="float" office:value="315" calcext:value-type="float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A66] * 5)"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A67] * 5)"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A68] * 5)" office:value-type="float" office:value="330" calcext:value-type="float">
            <text:p>3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A69] * 5)" office:value-type="float" office:value="335" calcext:value-type="float">
            <text:p>3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A70] * 5)" office:value-type="float" office:value="340" calcext:value-type="float">
            <text:p>3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A71] * 5)"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72] * 5)" office:value-type="float" office:value="350" calcext:value-type="float">
            <text:p>35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A73] * 5)" office:value-type="float" office:value="355" calcext:value-type="float">
            <text:p>3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A74] * 5)"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A75] * 5)" office:value-type="float" office:value="365" calcext:value-type="float">
            <text:p>3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76] * 5)" office:value-type="float" office:value="375" calcext:value-type="float">
            <text:p>3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A77] * 5)" office:value-type="float" office:value="380" calcext:value-type="float">
            <text:p>380</text:p>
          </table:table-cell>
          <table:table-cell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0:16:54.7185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0:50:07.559184000</meta:creation-date>
    <dc:date>2017-05-30T16:14:27.886044000</dc:date>
    <meta:editing-duration>PT6H2M54S</meta:editing-duration>
    <meta:editing-cycles>11</meta:editing-cycles>
    <meta:generator>LibreOffice_Vanilla/5.2.3.5$MacOSX_X86_64 LibreOffice_project/83adc9c35c74e0badc710d981405858b1179a327</meta:generator>
    <meta:document-statistic meta:table-count="1" meta:cell-count="2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paragraph-properties style:writing-mode="rl-tb"/>
      <style:text-properties fo:font-family="'Times New Roman'" style:font-style-name="Regular" fo:font-size="9pt" style:font-family-asian="'Times New Roman'" style:font-style-name-asian="Regular" style:font-size-asian="9pt" style:font-family-complex="'Times New Roman'" style:font-style-name-complex="Regular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paragraph-properties style:writing-mode="rl-tb"/>
      <style:text-properties fo:font-family="'Times New Roman'" style:font-style-name="Regular" fo:font-size="9pt" style:font-family-asian="'Times New Roman'" style:font-style-name-asian="Regular" style:font-size-asian="9pt" style:font-family-complex="'Times New Roman'" style:font-style-name-complex="Regular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778cm" xlink:href=".." xlink:type="simple" chart:class="chart:bar" chart:style-name="ch1">
        <chart:plot-area chart:style-name="ch2" table:cell-range-address="Sheet1.B2:Sheet1.C77" chart:data-source-has-labels="both" svg:x="1.317cm" svg:y="0.195cm" svg:width="14.353cm" svg:height="8.42cm">
          <chartooo:coordinate-region svg:x="1.947cm" svg:y="0.304cm" svg:width="13.723cm" svg:height="7.302cm"/>
          <chart:axis chart:dimension="x" chart:name="primary-x" chart:style-name="ch3" chartooo:axis-type="auto">
            <chartooo:date-scale/>
            <chart:title svg:x="6.921cm" svg:y="8.811cm" chart:style-name="ch4">
              <text:p>YCSB Operation Count</text:p>
            </chart:title>
            <chart:categories table:cell-range-address="Sheet1.B3:Sheet1.B77"/>
          </chart:axis>
          <chart:axis chart:dimension="y" chart:name="primary-y" chart:style-name="ch5">
            <chart:title svg:x="0.451cm" svg:y="5.799cm" chart:style-name="ch6">
              <text:p>Execution Time (ms)</text:p>
            </chart:title>
            <chart:grid chart:style-name="ch7" chart:class="major"/>
          </chart:axis>
          <chart:series chart:style-name="ch8" chart:values-cell-range-address="Sheet1.C3:Sheet1.C77" chart:label-cell-address="Sheet1.C2:Sheet1.C2" chart:class="chart:bar">
            <chart:data-point chart:repeated="45"/>
            <chart:data-point chart:style-name="ch9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B3:Sheet1.B77</svg:desc>
                </draw:g>
              </table:table-cell>
              <table:table-cell office:value-type="float" office:value="2">
                <text:p>2</text:p>
                <draw:g>
                  <svg:desc>Sheet1.C3:Sheet1.C7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_Vanilla/5.2.3.5$MacOSX_X86_64 LibreOffice_project/83adc9c35c74e0badc710d981405858b1179a3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